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4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Лист1.A1:Лист1.E78" table:display-filter-buttons="true">
          <table:filter>
            <table:filter-and>
              <table:filter-condition table:data-type="number" table:value="2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09:20:15.446000000</meta:creation-date>
    <dc:date>2023-03-31T09:42:24.016000000</dc:date>
    <meta:editing-duration>PT22M9S</meta:editing-duration>
    <meta:editing-cycles>2</meta:editing-cycles>
    <meta:generator>LibreOffice/7.5.0.3$Windows_X86_64 LibreOffice_project/c21113d003cd3efa8c53188764377a8272d9d6de</meta:generator>
    <meta:document-statistic meta:table-count="1" meta:cell-count="389" meta:object-count="0"/>
  </office:meta>
</office:document-meta>
</file>